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Util.multiplyAlpha( WritableRaster w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GraphicsUtil.makeLinear_sRGBCM( boolean prem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Util.copyData_INT_PACK( Raster src , WritableRaster ds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GraphicsUtil.divide_BYTE_COMP_Data( WritableRaster w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raphicsUtil.is_INT_PACK_Data( SampleModel sm , boolean requireAlph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aphicsUtil.copyRaster( Raster r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Util.copyRaster( Raster ras , int minX , int min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GraphicsUtil.divide_INT_PACK_Data( WritableRaster w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raphicsUtil.convertTosRGB( CachableRed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Util.makeLinearBufferedImage( int width , int height , boolean prem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sUtil.copyBand( Raster src , int srcBand , WritableRaster dst , int dstB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Util.copyData_FALLBACK( Raster src , WritableRaster d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raphicsUtil.makeRasterWritable( Raster ras , int minX , int mi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aphicsUtil.coerceData( WritableRaster wr , ColorModel cm , boolean newAlphaPreM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aphicsUtil.copyData( Raster src , WritableRaster d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icsUtil.copyBand( Raster src , Rectangle sR , int sBand , WritableRaster dst , Rectangle dR , int dBa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aphicsUtil.divideAlpha( WritableRaster w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aphicsUtil.coerceColorModel( ColorModel cm , boolean newAlphaPreM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Util.getAlphaRaster( RenderedImage im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aphicsUtil.wrap( RenderedImage 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Util.convertToLsRGB( CachableRed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Util.copyData( BufferedImage src , BufferedImage d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sUtil.makeRasterWritable( Raster r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Util.mult_BYTE_COMP_Data( WritableRaster w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raphicsUtil.copyData( BufferedImage src , Rectangle srcRect , BufferedImage dst , Point destP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152">
            <text:p text:style-name="Table_20_Contents">152</text:p>
          </table:table-cell>
          <table:table-cell office:value-type="float" office:value="156">
            <text:p text:style-name="Table_20_Contents">156</text:p>
          </table:table-cell>
        </table:table-row>
        <table:table-row>
          <table:table-cell office:value-type="string">
            <text:p text:style-name="Table_20_Contents">GraphicsUtil.is_BYTE_COMP_Data( SampleModel s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sUtil.mult_INT_PACK_Data( WritableRaster w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